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  <manifest:file-entry manifest:full-path="Pictures/1000093F0000018900000189D569E708A04B56A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16pt" fo:letter-spacing="normal" fo:language="es" fo:country="ES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Autentificación digest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Autentificación básica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21.272cm" svg:height="11.552cm" svg:x="2.328cm" svg:y="4.18cm">
          <draw:text-box>
            <text:list text:style-name="L1">
              <text:list-header>
                <text:p text:style-name="P7"><text:span text:style-name="T4"/></text:p>
              </text:list-header>
            </text:list>
            <text:p text:style-name="P7"><text:span text:style-name="T4">&lt;Directory "/var/www/pagina1/privado"&gt;</text:span></text:p>
            <text:p text:style-name="P7"><text:span text:style-name="T4"><text:tab/></text:span><text:span text:style-name="T4">AuthUserFile "/etc/apache2/claves/digest.txt"</text:span></text:p>
            <text:p text:style-name="P7"><text:span text:style-name="T4"><text:tab/></text:span><text:span text:style-name="T4">AuthName "dominio"</text:span></text:p>
            <text:p text:style-name="P7"><text:span text:style-name="T4"><text:tab/></text:span><text:span text:style-name="T4">AuthType Digest</text:span></text:p>
            <text:p text:style-name="P7"><text:span text:style-name="T4"><text:tab/></text:span><text:span text:style-name="T4">Require valid-user</text:span></text:p>
            <text:p text:style-name="P7"><text:span text:style-name="T4">&lt;/Directory&gt;</text:span></text:p>
            <text:list text:style-name="L2">
              <text:list-header>
                <text:p text:style-name="P7"><text:span text:style-name="T5"/></text:p>
              </text:list-header>
            </text:list>
            <text:list text:style-name="L1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Crear el fichero de usuarios</text:span></text:p>
          </draw:text-box>
        </draw:frame>
        <draw:frame draw:name="Shape 80" presentation:style-name="pr5" draw:text-style-name="P10" draw:layer="layout" svg:width="22.572cm" svg:height="4.2cm" svg:x="0.6cm" svg:y="4.2cm" presentation:class="outline" presentation:user-transformed="true">
          <draw:text-box>
            <text:p text:style-name="P8"><text:span text:style-name="T6">htdigest [-c] /etc/apache2/claves/digest.txt dominio usuario1</text:span></text:p>
            <text:p text:style-name="P8"><text:span text:style-name="T7"/></text:p>
            <text:p text:style-name="P9"><text:span text:style-name="T7"/></text:p>
            <text:p text:style-name="P9"><text:span text:style-name="T8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1T18:09:38.982909959</dc:date>
    <meta:editing-duration>PT46M</meta:editing-duration>
    <meta:editing-cycles>8</meta:editing-cycles>
    <meta:document-statistic meta:object-count="53"/>
  </office:meta>
</office:document-meta>
</file>